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wrap-option="no-wrap"/>
    </style:style>
    <style:style style:name="gr3" style:family="graphic" style:parent-style-name="standard">
      <style:graphic-properties draw:fill-color="#ffffff" draw:textarea-horizontal-align="center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color="#ffffff" fo:font-size="18pt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/>
    </style:style>
    <style:style style:name="T4" style:family="text">
      <style:text-properties fo:color="#ffffff" fo:font-size="18pt"/>
    </style:style>
    <style:style style:name="T5" style:family="text">
      <style:text-properties fo:font-family="'Liberation Sans'" style:font-style-name="Regular" style:font-family-generic="swiss" fo:font-size="18pt" fo:font-weight="bold" style:font-family-asian="'Liberation Sans'" style:font-style-name-asian="Regular" style:font-family-generic-asian="swiss" style:font-weight-asian="bold" style:font-family-complex="'Liberation Sans'" style:font-style-name-complex="Regular" style:font-family-generic-complex="swiss" style:font-weight-complex="bold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family="'Liberation Sans'" style:font-style-name="Regular" style:font-family-generic="swiss" fo:font-size="18pt" fo:font-weight="normal" style:font-family-asian="'Liberation Sans'" style:font-style-name-asian="Regular" style:font-family-generic-asian="swiss" style:font-weight-asian="normal" style:font-family-complex="'Liberation Sans'" style:font-style-name-complex="Regular" style:font-family-generic-complex="swiss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1.176cm" svg:height="11.176cm" svg:x="8.412cm" svg:y="4.9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176cm" svg:height="1.778cm" svg:x="8.412cm" svg:y="3.134cm">
          <text:p text:style-name="P2"><text:span text:style-name="T1">COOPERATE</text:span><text:span text:style-name="T2"><text:tab/></text:span><text:span text:style-name="T2"> <text:s text:c="7"/></text:span><text:span text:style-name="T3"><text:tab/></text:span><text:span text:style-name="T3"> <text:s text:c="2"/></text:span><text:span text:style-name="T1">DEFA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032cm" svg:height="11.176cm" svg:x="6.35cm" svg:y="4.91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588cm" svg:y1="10.5cm" svg:x2="6.096cm" svg:y2="10.5cm">
          <text:p/>
        </draw:line>
        <draw:line draw:style-name="gr4" draw:text-style-name="P1" draw:layer="layout" svg:x1="14cm" svg:y1="2.875cm" svg:x2="14cm" svg:y2="16.088cm">
          <text:p/>
        </draw:line>
        <draw:line draw:style-name="gr4" draw:text-style-name="P1" draw:layer="layout" svg:x1="8.412cm" svg:y1="4.912cm" svg:x2="19.588cm" svg:y2="16.088cm">
          <text:p/>
        </draw:line>
        <draw:line draw:style-name="gr4" draw:text-style-name="P1" draw:layer="layout" svg:x1="8.412cm" svg:y1="10.5cm" svg:x2="14cm" svg:y2="16.088cm">
          <text:p/>
        </draw:line>
        <draw:line draw:style-name="gr4" draw:text-style-name="P1" draw:layer="layout" svg:x1="14cm" svg:y1="4.912cm" svg:x2="19.588cm" svg:y2="10.5cm">
          <text:p/>
        </draw:line>
        <draw:frame draw:style-name="gr5" draw:text-style-name="P4" draw:layer="layout" svg:width="0.913cm" svg:height="5.543cm" svg:x="6.949cm" svg:y="4.957cm">
          <draw:text-box>
            <text:p><text:span text:style-name="T2">C</text:span></text:p>
            <text:p><text:span text:style-name="T2">O</text:span></text:p>
            <text:p><text:span text:style-name="T2">O</text:span></text:p>
            <text:p><text:span text:style-name="T2">P</text:span></text:p>
            <text:p><text:span text:style-name="T2">E</text:span></text:p>
            <text:p><text:span text:style-name="T2">R</text:span></text:p>
            <text:p><text:span text:style-name="T2">A</text:span></text:p>
            <text:p><text:span text:style-name="T2">T</text:span></text:p>
            <text:p><text:span text:style-name="T2">E</text:span></text:p>
          </draw:text-box>
        </draw:frame>
        <draw:frame draw:style-name="gr6" draw:text-style-name="P4" draw:layer="layout" svg:width="0.883cm" svg:height="4.367cm" svg:x="6.991cm" svg:y="10.556cm">
          <draw:text-box>
            <text:p><text:span text:style-name="T2">D</text:span></text:p>
            <text:p><text:span text:style-name="T2">E</text:span></text:p>
            <text:p><text:span text:style-name="T2">F</text:span></text:p>
            <text:p><text:span text:style-name="T2">A</text:span></text:p>
            <text:p><text:span text:style-name="T2">U</text:span></text:p>
            <text:p><text:span text:style-name="T2">L</text:span></text:p>
            <text:p><text:span text:style-name="T2">T</text:span></text:p>
          </draw:text-box>
        </draw:frame>
        <draw:frame draw:style-name="gr7" draw:text-style-name="P5" draw:layer="layout" svg:width="1.016cm" svg:height="7.361cm" svg:x="4.907cm" svg:y="6.82cm">
          <draw:text-box>
            <text:p><text:span text:style-name="T4">Y</text:span></text:p>
            <text:p><text:span text:style-name="T4">O</text:span></text:p>
            <text:p><text:span text:style-name="T4">R</text:span></text:p>
            <text:p><text:span text:style-name="T4"/></text:p>
            <text:p><text:span text:style-name="T4">C</text:span></text:p>
            <text:p><text:span text:style-name="T4">H</text:span></text:p>
            <text:p><text:span text:style-name="T4">O</text:span></text:p>
            <text:p><text:span text:style-name="T4"><text:s/></text:span><text:span text:style-name="T4">I</text:span></text:p>
            <text:p><text:span text:style-name="T4">C</text:span></text:p>
            <text:p><text:span text:style-name="T4">E</text:span></text:p>
          </draw:text-box>
        </draw:frame>
        <draw:frame draw:style-name="gr5" draw:text-style-name="P5" draw:layer="layout" svg:width="8.677cm" svg:height="0.962cm" svg:x="9.662cm" svg:y="1.9cm">
          <draw:text-box>
            <text:p><text:span text:style-name="T4">YOUR PARTNER'S CHOICE</text:span></text:p>
          </draw:text-box>
        </draw:frame>
        <draw:frame draw:style-name="gr5" draw:text-style-name="P6" draw:layer="layout" svg:width="2.436cm" svg:height="0.962cm" svg:x="10.922cm" svg:y="6.005cm">
          <draw:text-box>
            <text:p><text:span text:style-name="T5">¥</text:span><text:span text:style-name="T6"> 1400</text:span></text:p>
          </draw:text-box>
        </draw:frame>
        <draw:frame draw:style-name="gr5" draw:text-style-name="P7" draw:layer="layout" svg:width="2.436cm" svg:height="0.962cm" svg:x="9.144cm" svg:y="8.382cm">
          <draw:text-box>
            <text:p><text:span text:style-name="T7">¥</text:span><text:span text:style-name="T3"> 1400</text:span></text:p>
          </draw:text-box>
        </draw:frame>
        <draw:frame draw:style-name="gr5" draw:text-style-name="P7" draw:layer="layout" svg:width="2.436cm" svg:height="0.962cm" svg:x="14.732cm" svg:y="14.224cm">
          <draw:text-box>
            <text:p><text:span text:style-name="T7">¥</text:span><text:span text:style-name="T3"> 1000</text:span></text:p>
          </draw:text-box>
        </draw:frame>
        <draw:frame draw:style-name="gr5" draw:text-style-name="P6" draw:layer="layout" svg:width="2.436cm" svg:height="0.962cm" svg:x="16.51cm" svg:y="11.684cm">
          <draw:text-box>
            <text:p><text:span text:style-name="T5">¥</text:span><text:span text:style-name="T6"> 1000</text:span></text:p>
          </draw:text-box>
        </draw:frame>
        <draw:frame draw:style-name="gr5" draw:text-style-name="P6" draw:layer="layout" svg:width="2.085cm" svg:height="0.962cm" svg:x="10.922cm" svg:y="11.43cm">
          <draw:text-box>
            <text:p><text:span text:style-name="T5">¥</text:span><text:span text:style-name="T6"> 700</text:span></text:p>
          </draw:text-box>
        </draw:frame>
        <draw:frame draw:style-name="gr5" draw:text-style-name="P7" draw:layer="layout" svg:width="2.085cm" svg:height="0.962cm" svg:x="14.732cm" svg:y="8.382cm">
          <draw:text-box>
            <text:p><text:span text:style-name="T7">¥</text:span><text:span text:style-name="T3"> 700</text:span></text:p>
          </draw:text-box>
        </draw:frame>
        <draw:frame draw:style-name="gr5" draw:text-style-name="P7" draw:layer="layout" svg:width="2.436cm" svg:height="0.962cm" svg:x="9.144cm" svg:y="13.97cm">
          <draw:text-box>
            <text:p><text:span text:style-name="T7">¥</text:span><text:span text:style-name="T3"> 1700</text:span></text:p>
          </draw:text-box>
        </draw:frame>
        <draw:frame draw:style-name="gr5" draw:text-style-name="P6" draw:layer="layout" svg:width="2.436cm" svg:height="0.962cm" svg:x="16.256cm" svg:y="6.096cm">
          <draw:text-box>
            <text:p><text:span text:style-name="T5">¥</text:span><text:span text:style-name="T6"> 1700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g Park</meta:initial-creator>
    <meta:creation-date>2012-01-23T01:25:41</meta:creation-date>
    <meta:editing-duration>PT2M49S</meta:editing-duration>
    <meta:editing-cycles>3</meta:editing-cycles>
    <dc:date>2012-01-29T00:51:07</dc:date>
    <dc:creator>Jang Park</dc:creator>
    <meta:generator>LibreOffice/3.4$Linux LibreOffice_project/340m1$Build-402</meta:generator>
    <meta:document-statistic meta:object-count="43"/>
  </office:meta>
</office:document-meta>
</file>